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7f2" officeooo:paragraph-rsid="000d37f2"/>
    </style:style>
    <style:style style:name="P2" style:family="paragraph" style:parent-style-name="Standard">
      <style:text-properties officeooo:paragraph-rsid="000d37f2"/>
    </style:style>
    <style:style style:name="P3" style:family="paragraph" style:parent-style-name="Standard">
      <style:text-properties officeooo:rsid="000f18f5" officeooo:paragraph-rsid="000f18f5"/>
    </style:style>
    <style:style style:name="P4" style:family="paragraph" style:parent-style-name="Standard">
      <style:text-properties officeooo:rsid="000fe091" officeooo:paragraph-rsid="000fe091"/>
    </style:style>
    <style:style style:name="T1" style:family="text">
      <style:text-properties officeooo:rsid="000d37f2"/>
    </style:style>
    <style:style style:name="T2" style:family="text">
      <style:text-properties officeooo:rsid="000fe0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2 Questions</text:p>
      <text:p text:style-name="P1">5.4.1</text:p>
      <text:p text:style-name="P1"/>
      <text:p text:style-name="P2"><text:span text:style-name="T1">1.) </text:span>myVals[0]</text:p>
      <text:p text:style-name="P2"><text:span text:style-name="T1">2.)</text:span>myVals[i] &lt; 0 </text:p>
      <text:p text:style-name="P2"><text:span text:style-name="T1">3.) </text:span>cntOdd++</text:p>
      <text:p text:style-name="P2"/>
      <text:p text:style-name="P3">1a.) <text:span text:style-name="T2">We use long because it can store more numbers than int.</text:span></text:p>
      <text:p text:style-name="P4">1b.) It is declared with 2 extra spaces in the array because we are using Fibonacci's sequence. </text:p>
      <text:p text:style-name="P4"/>
      <text:p text:style-name="P4">2.)</text:p>
      <text:p text:style-name="P4"/>
      <text:p text:style-name="P4"/>
      <text:p text:style-name="P4">3a.) So that if we find a smaller number in the array the if statement will detect the number and use that number as the smallest number</text:p>
      <text:p text:style-name="P4"/>
      <text:p text:style-name="P4">3b.) We use that as the smallest negative number because if we find a bigger number to use than our smallest number then we will use that number instea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7:31:23.195462414</meta:creation-date>
    <dc:date>2016-12-01T18:48:54.204240540</dc:date>
    <meta:editing-duration>PT1M59S</meta:editing-duration>
    <meta:editing-cycles>1</meta:editing-cycles>
    <meta:document-statistic meta:table-count="0" meta:image-count="0" meta:object-count="0" meta:page-count="1" meta:paragraph-count="10" meta:word-count="97" meta:character-count="512" meta:non-whitespace-character-count="422"/>
    <meta:generator>LibreOffice/4.2.8.2$Linux_X86_64 LibreOffice_project/420m0$Build-2</meta:generator>
  </office:meta>
</office:document-meta>
</file>